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2.00pt" fo:font-weight="bold" fo:font-family="Merriweather" style:font-family-asian="Merriweather" style:font-family-complex="Merriweather" fo:background-color="transparent" fo:color="#000000"/>
    </style:style>
    <style:style style:name="T3" style:family="text">
      <style:text-properties fo:font-size="20.00pt" fo:font-weight="normal" fo:font-family="Merriweather" style:font-family-asian="Merriweather" style:font-family-complex="Merriweather" fo:background-color="transparent" fo:color="#666666"/>
    </style:style>
    <style:style style:name="T4" style:family="text">
      <style:text-properties fo:font-size="20.00pt" fo:font-weight="bold" fo:font-family="Merriweather" style:font-family-asian="Merriweather" style:font-family-complex="Merriweather" fo:background-color="transparent" fo:color="#666666" fo:font-style="italic"/>
    </style:style>
    <style:style style:name="T5" style:family="text">
      <style:text-properties fo:font-size="20.00pt" fo:font-weight="normal" fo:font-family="Merriweather" style:font-family-asian="Merriweather" style:font-family-complex="Merriweather" fo:background-color="transparent" fo:color="#666666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bold" fo:font-family="'Open Sans'" style:font-family-asian="'Open Sans'" style:font-family-complex="'Open Sans'" fo:background-color="transparent" fo:color="#000000"/>
    </style:style>
    <style:style style:name="T8" style:family="text">
      <style:text-properties fo:font-size="9.00pt" fo:font-weight="normal" fo:font-family="'Open Sans'" style:font-family-asian="'Open Sans'" style:font-family-complex="'Open Sans'" fo:background-color="transparent" fo:color="#000000"/>
    </style:style>
    <style:style style:name="T9" style:family="text">
      <style:text-properties fo:font-size="10.00pt" fo:font-weight="normal" fo:font-family="'Open Sans'" style:font-family-asian="'Open Sans'" style:font-family-complex="'Open Sans'" fo:background-color="transparent" fo:color="#000000"/>
    </style:style>
    <style:style style:name="T10" style:family="text">
      <style:text-properties fo:font-size="10.00pt" fo:font-weight="bold" fo:font-family="'Open Sans'" style:font-family-asian="'Open Sans'" style:font-family-complex="'Open Sans'" fo:background-color="transparent" fo:color="#000000"/>
    </style:style>
    <style:style style:name="T11" style:family="text">
      <style:text-properties fo:font-size="9.00pt" fo:font-weight="bold" fo:font-family="'Open Sans'" style:font-family-asian="'Open Sans'" style:font-family-complex="'Open Sans'" fo:background-color="transparent" fo:color="#000000"/>
    </style:style>
    <style:style style:name="T12" style:family="text">
      <style:text-properties fo:font-size="10.00pt" fo:font-weight="bold" fo:font-family="'Open Sans'" style:font-family-asian="'Open Sans'" style:font-family-complex="'Open Sans'" fo:background-color="transparent" fo:color="#000000"/>
    </style:style>
    <style:style style:name="T13" style:family="text">
      <style:text-properties fo:font-size="9.00pt" fo:font-weight="bold" fo:font-family="'Open Sans'" style:font-family-asian="'Open Sans'" style:font-family-complex="'Open Sans'" fo:background-color="transparent" fo:color="#000000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bold" fo:font-family="'Open Sans'" style:font-family-asian="'Open Sans'" style:font-family-complex="'Open Sans'" fo:background-color="transparent" fo:color="#2079c7"/>
    </style:style>
    <style:style style:name="T16" style:family="text">
      <style:text-properties fo:font-size="9.00pt" fo:font-weight="bold" fo:font-family="'Open Sans'" style:font-family-asian="'Open Sans'" style:font-family-complex="'Open Sans'" fo:background-color="transparent" fo:color="#2079c7"/>
    </style:style>
    <style:style style:name="T17" style:family="text">
      <style:text-properties fo:font-size="11.00pt" fo:font-weight="bold" fo:font-family="Merriweather" style:font-family-asian="Merriweather" style:font-family-complex="Merriweather" fo:background-color="transparent" fo:color="#000000"/>
    </style:style>
    <style:style style:name="T18" style:family="text">
      <style:text-properties fo:font-size="11.00pt" fo:font-weight="normal" fo:font-family="Merriweather" style:font-family-asian="Merriweather" style:font-family-complex="Merriweather" fo:background-color="transparent" fo:color="#000000"/>
    </style:style>
    <style:style style:name="T19" style:family="text">
      <style:text-properties fo:font-size="11.00pt" fo:font-weight="normal" fo:font-family="Merriweather" style:font-family-asian="Merriweather" style:font-family-complex="Merriweather" fo:background-color="transparent" fo:color="#000000"/>
    </style:style>
    <style:style style:name="T20" style:family="text">
      <style:text-properties fo:font-size="11.00pt" fo:font-weight="normal" fo:font-family="Merriweather" style:font-family-asian="Merriweather" style:font-family-complex="Merriweather" fo:background-color="transparent" fo:color="#000000" fo:font-style="italic"/>
    </style:style>
    <style:style style:name="T21" style:family="text">
      <style:text-properties fo:font-size="8.00pt" fo:font-weight="normal" fo:font-family="'Open Sans'" style:font-family-asian="'Open Sans'" style:font-family-complex="'Open Sans'" fo:background-color="transparent" fo:color="#666666"/>
    </style:style>
    <style:style style:name="T22" style:family="text">
      <style:text-properties fo:font-size="9.00pt" fo:font-weight="normal" fo:font-family="Merriweather" style:font-family-asian="Merriweather" style:font-family-complex="Merriweather" fo:background-color="transparent" fo:color="#666666"/>
    </style:style>
    <style:style style:name="T23" style:family="text">
      <style:text-properties fo:font-size="11.00pt" fo:font-weight="bold" fo:font-family="Merriweather" style:font-family-asian="Merriweather" style:font-family-complex="Merriweather" fo:background-color="transparent" fo:color="#000000"/>
    </style:style>
    <style:style style:name="T24" style:family="text">
      <style:text-properties fo:font-size="11.00pt" fo:font-weight="normal" fo:font-family="Merriweather" style:font-family-asian="Merriweather" style:font-family-complex="Merriweather" fo:background-color="transparent" fo:color="#000000"/>
    </style:style>
    <style:style style:name="T25" style:family="text">
      <style:text-properties fo:font-size="11.00pt" fo:font-weight="normal" fo:font-family="Merriweather" style:font-family-asian="Merriweather" style:font-family-complex="Merriweather" fo:background-color="transparent" fo:color="#000000"/>
    </style:style>
    <style:style style:name="T26" style:family="text">
      <style:text-properties fo:font-size="11.00pt" fo:font-weight="normal" fo:font-family="Merriweather" style:font-family-asian="Merriweather" style:font-family-complex="Merriweather" fo:background-color="transparent" fo:color="#000000" fo:font-style="italic"/>
    </style:style>
    <style:style style:name="T27" style:family="text">
      <style:text-properties fo:font-size="8.00pt" fo:font-weight="normal" fo:font-family="'Open Sans'" style:font-family-asian="'Open Sans'" style:font-family-complex="'Open Sans'" fo:background-color="transparent" fo:color="#666666"/>
    </style:style>
    <style:style style:name="T28" style:family="text">
      <style:text-properties fo:font-size="9.00pt" fo:font-weight="normal" fo:font-family="Merriweather" style:font-family-asian="Merriweather" style:font-family-complex="Merriweather" fo:background-color="transparent" fo:color="#666666"/>
    </style:style>
    <style:style style:name="T29" style:family="text">
      <style:text-properties fo:font-size="11.00pt" fo:font-weight="bold" fo:font-family="Merriweather" style:font-family-asian="Merriweather" style:font-family-complex="Merriweather" fo:background-color="transparent" fo:color="#000000"/>
    </style:style>
    <style:style style:name="T30" style:family="text">
      <style:text-properties fo:font-size="11.00pt" fo:font-weight="normal" fo:font-family="Merriweather" style:font-family-asian="Merriweather" style:font-family-complex="Merriweather" fo:background-color="transparent" fo:color="#000000"/>
    </style:style>
    <style:style style:name="T31" style:family="text">
      <style:text-properties fo:font-size="11.00pt" fo:font-weight="normal" fo:font-family="Merriweather" style:font-family-asian="Merriweather" style:font-family-complex="Merriweather" fo:background-color="transparent" fo:color="#000000"/>
    </style:style>
    <style:style style:name="T32" style:family="text">
      <style:text-properties fo:font-size="11.00pt" fo:font-weight="normal" fo:font-family="Merriweather" style:font-family-asian="Merriweather" style:font-family-complex="Merriweather" fo:background-color="transparent" fo:color="#000000" fo:font-style="italic"/>
    </style:style>
    <style:style style:name="T33" style:family="text">
      <style:text-properties fo:font-size="8.00pt" fo:font-weight="normal" fo:font-family="'Open Sans'" style:font-family-asian="'Open Sans'" style:font-family-complex="'Open Sans'" fo:background-color="transparent" fo:color="#666666"/>
    </style:style>
    <style:style style:name="T34" style:family="text">
      <style:text-properties fo:font-size="8.00pt" fo:font-weight="normal" fo:font-family="Calibri" style:font-family-asian="Calibri" style:font-family-complex="Calibri" fo:background-color="transparent" fo:color="#666666"/>
    </style:style>
    <style:style style:name="T35" style:family="text">
      <style:text-properties fo:font-size="8.00pt" fo:font-weight="normal" fo:font-family="Calibri" style:font-family-asian="Calibri" style:font-family-complex="Calibri" fo:background-color="transparent" fo:color="#666666"/>
    </style:style>
    <style:style style:name="T36" style:family="text">
      <style:text-properties fo:font-size="8.00pt" fo:font-weight="normal" fo:font-family="Calibri" style:font-family-asian="Calibri" style:font-family-complex="Calibri" fo:background-color="transparent" fo:color="#666666"/>
    </style:style>
    <style:style style:name="T37" style:family="text">
      <style:text-properties fo:font-size="9.00pt" fo:font-weight="normal" fo:font-family="Merriweather" style:font-family-asian="Merriweather" style:font-family-complex="Merriweather" fo:background-color="transparent" fo:color="#666666"/>
    </style:style>
    <style:style style:name="T38" style:family="text">
      <style:text-properties fo:font-size="11.00pt" fo:font-weight="bold" fo:font-family="Merriweather" style:font-family-asian="Merriweather" style:font-family-complex="Merriweather" fo:background-color="transparent" fo:color="#000000"/>
    </style:style>
    <style:style style:name="T39" style:family="text">
      <style:text-properties fo:font-size="11.00pt" fo:font-weight="normal" fo:font-family="Merriweather" style:font-family-asian="Merriweather" style:font-family-complex="Merriweather" fo:background-color="transparent" fo:color="#000000"/>
    </style:style>
    <style:style style:name="T40" style:family="text">
      <style:text-properties fo:font-size="11.00pt" fo:font-weight="bold" fo:font-family="Merriweather" style:font-family-asian="Merriweather" style:font-family-complex="Merriweather" fo:background-color="transparent" fo:color="#000000"/>
    </style:style>
    <style:style style:name="T41" style:family="text">
      <style:text-properties fo:font-size="11.00pt" fo:font-weight="normal" fo:font-family="Merriweather" style:font-family-asian="Merriweather" style:font-family-complex="Merriweather" fo:background-color="transparent" fo:color="#000000"/>
    </style:style>
    <style:style style:name="T42" style:family="text">
      <style:text-properties fo:font-size="11.00pt" fo:font-weight="normal" fo:font-family="Merriweather" style:font-family-asian="Merriweather" style:font-family-complex="Merriweather" fo:background-color="transparent" fo:color="#000000" fo:font-style="italic"/>
    </style:style>
    <style:style style:name="T43" style:family="text">
      <style:text-properties fo:font-size="8.00pt" fo:font-weight="normal" fo:font-family="'Open Sans'" style:font-family-asian="'Open Sans'" style:font-family-complex="'Open Sans'" fo:background-color="transparent" fo:color="#666666"/>
    </style:style>
    <style:style style:name="T44" style:family="text">
      <style:text-properties fo:font-size="8.00pt" fo:font-weight="normal" fo:font-family="Calibri" style:font-family-asian="Calibri" style:font-family-complex="Calibri" fo:background-color="transparent" fo:color="#666666"/>
    </style:style>
    <style:style style:name="T45" style:family="text">
      <style:text-properties fo:font-size="9.00pt" fo:font-weight="normal" fo:font-family="Merriweather" style:font-family-asian="Merriweather" style:font-family-complex="Merriweather" fo:background-color="transparent" fo:color="#666666"/>
    </style:style>
    <style:style style:name="T46" style:family="text">
      <style:text-properties fo:font-size="11.00pt" fo:font-weight="bold" fo:font-family="Merriweather" style:font-family-asian="Merriweather" style:font-family-complex="Merriweather" fo:background-color="transparent" fo:color="#000000"/>
    </style:style>
    <style:style style:name="T47" style:family="text">
      <style:text-properties fo:font-size="11.00pt" fo:font-weight="normal" fo:font-family="Merriweather" style:font-family-asian="Merriweather" style:font-family-complex="Merriweather" fo:background-color="transparent" fo:color="#000000"/>
    </style:style>
    <style:style style:name="T48" style:family="text">
      <style:text-properties fo:font-size="11.00pt" fo:font-weight="bold" fo:font-family="Merriweather" style:font-family-asian="Merriweather" style:font-family-complex="Merriweather" fo:background-color="transparent" fo:color="#000000"/>
    </style:style>
    <style:style style:name="T49" style:family="text">
      <style:text-properties fo:font-size="11.00pt" fo:font-weight="normal" fo:font-family="Merriweather" style:font-family-asian="Merriweather" style:font-family-complex="Merriweather" fo:background-color="transparent" fo:color="#000000"/>
    </style:style>
    <style:style style:name="T50" style:family="text">
      <style:text-properties fo:font-size="11.00pt" fo:font-weight="normal" fo:font-family="Merriweather" style:font-family-asian="Merriweather" style:font-family-complex="Merriweather" fo:background-color="transparent" fo:color="#000000" fo:font-style="italic"/>
    </style:style>
    <style:style style:name="T51" style:family="text">
      <style:text-properties fo:font-size="8.00pt" fo:font-weight="normal" fo:font-family="'Open Sans'" style:font-family-asian="'Open Sans'" style:font-family-complex="'Open Sans'" fo:background-color="transparent" fo:color="#666666"/>
    </style:style>
    <style:style style:name="T52" style:family="text">
      <style:text-properties fo:font-size="8.00pt" fo:font-weight="normal" fo:font-family="'Open Sans'" style:font-family-asian="'Open Sans'" style:font-family-complex="'Open Sans'" fo:background-color="transparent" fo:color="#666666"/>
    </style:style>
    <style:style style:name="T53" style:family="text">
      <style:text-properties fo:font-size="8.00pt" fo:font-weight="normal" fo:font-family="'Open Sans'" style:font-family-asian="'Open Sans'" style:font-family-complex="'Open Sans'" fo:background-color="transparent" fo:color="#666666"/>
    </style:style>
    <style:style style:name="T54" style:family="text">
      <style:text-properties fo:font-size="9.00pt" fo:font-weight="normal" fo:font-family="Merriweather" style:font-family-asian="Merriweather" style:font-family-complex="Merriweather" fo:background-color="transparent" fo:color="#666666"/>
    </style:style>
    <style:style style:name="T55" style:family="text">
      <style:text-properties fo:font-size="11.00pt" fo:font-weight="bold" fo:font-family="Merriweather" style:font-family-asian="Merriweather" style:font-family-complex="Merriweather" fo:background-color="transparent" fo:color="#000000"/>
    </style:style>
    <style:style style:name="T56" style:family="text">
      <style:text-properties fo:font-size="11.00pt" fo:font-weight="normal" fo:font-family="Merriweather" style:font-family-asian="Merriweather" style:font-family-complex="Merriweather" fo:background-color="transparent" fo:color="#000000"/>
    </style:style>
    <style:style style:name="T57" style:family="text">
      <style:text-properties fo:font-size="11.00pt" fo:font-weight="bold" fo:font-family="Merriweather" style:font-family-asian="Merriweather" style:font-family-complex="Merriweather" fo:background-color="transparent" fo:color="#000000"/>
    </style:style>
    <style:style style:name="T58" style:family="text">
      <style:text-properties fo:font-size="11.00pt" fo:font-weight="normal" fo:font-family="Merriweather" style:font-family-asian="Merriweather" style:font-family-complex="Merriweather" fo:background-color="transparent" fo:color="#000000"/>
    </style:style>
    <style:style style:name="T59" style:family="text">
      <style:text-properties fo:font-size="11.00pt" fo:font-weight="normal" fo:font-family="Merriweather" style:font-family-asian="Merriweather" style:font-family-complex="Merriweather" fo:background-color="transparent" fo:color="#000000" fo:font-style="italic"/>
    </style:style>
    <style:style style:name="T60" style:family="text">
      <style:text-properties fo:font-size="8.00pt" fo:font-weight="normal" fo:font-family="'Open Sans'" style:font-family-asian="'Open Sans'" style:font-family-complex="'Open Sans'" fo:background-color="transparent" fo:color="#666666"/>
    </style:style>
    <style:style style:name="T61" style:family="text">
      <style:text-properties fo:font-size="8.00pt" fo:font-weight="normal" fo:font-family="'Open Sans'" style:font-family-asian="'Open Sans'" style:font-family-complex="'Open Sans'" fo:background-color="transparent" fo:color="#666666"/>
    </style:style>
    <style:style style:name="T62" style:family="text">
      <style:text-properties fo:font-size="8.00pt" fo:font-weight="normal" fo:font-family="'Open Sans'" style:font-family-asian="'Open Sans'" style:font-family-complex="'Open Sans'" fo:background-color="transparent" fo:color="#666666"/>
    </style:style>
    <style:style style:name="T63" style:family="text">
      <style:text-properties fo:font-size="9.00pt" fo:font-weight="normal" fo:font-family="Merriweather" style:font-family-asian="Merriweather" style:font-family-complex="Merriweather" fo:background-color="transparent" fo:color="#666666"/>
    </style:style>
    <style:style style:name="T64" style:family="text">
      <style:text-properties fo:font-size="9.00pt" fo:font-weight="normal" fo:font-family="Merriweather" style:font-family-asian="Merriweather" style:font-family-complex="Merriweather" fo:background-color="transparent" fo:color="#666666"/>
    </style:style>
    <style:style style:name="T65" style:family="text">
      <style:text-properties fo:font-size="11.00pt" fo:font-weight="bold" fo:font-family="Merriweather" style:font-family-asian="Merriweather" style:font-family-complex="Merriweather" fo:background-color="transparent" fo:color="#000000"/>
    </style:style>
    <style:style style:name="T66" style:family="text">
      <style:text-properties fo:font-size="11.00pt" fo:font-weight="normal" fo:font-family="Merriweather" style:font-family-asian="Merriweather" style:font-family-complex="Merriweather" fo:background-color="transparent" fo:color="#000000"/>
    </style:style>
    <style:style style:name="T67" style:family="text">
      <style:text-properties fo:font-size="11.00pt" fo:font-weight="bold" fo:font-family="Merriweather" style:font-family-asian="Merriweather" style:font-family-complex="Merriweather" fo:background-color="transparent" fo:color="#000000"/>
    </style:style>
    <style:style style:name="T68" style:family="text">
      <style:text-properties fo:font-size="11.00pt" fo:font-weight="normal" fo:font-family="Merriweather" style:font-family-asian="Merriweather" style:font-family-complex="Merriweather" fo:background-color="transparent" fo:color="#000000"/>
    </style:style>
    <style:style style:name="T69" style:family="text">
      <style:text-properties fo:font-size="11.00pt" fo:font-weight="normal" fo:font-family="Merriweather" style:font-family-asian="Merriweather" style:font-family-complex="Merriweather" fo:background-color="transparent" fo:color="#000000" fo:font-style="italic"/>
    </style:style>
    <style:style style:name="T70" style:family="text">
      <style:text-properties fo:font-size="8.00pt" fo:font-weight="normal" fo:font-family="'Open Sans'" style:font-family-asian="'Open Sans'" style:font-family-complex="'Open Sans'" fo:background-color="transparent" fo:color="#666666"/>
    </style:style>
    <style:style style:name="T71" style:family="text">
      <style:text-properties fo:font-size="8.00pt" fo:font-weight="normal" fo:font-family="'Open Sans'" style:font-family-asian="'Open Sans'" style:font-family-complex="'Open Sans'" fo:background-color="transparent" fo:color="#666666"/>
    </style:style>
    <style:style style:name="T72" style:family="text">
      <style:text-properties fo:font-size="8.00pt" fo:font-weight="normal" fo:font-family="'Open Sans'" style:font-family-asian="'Open Sans'" style:font-family-complex="'Open Sans'" fo:background-color="transparent" fo:color="#666666"/>
    </style:style>
    <style:style style:name="T73" style:family="text">
      <style:text-properties fo:font-size="9.00pt" fo:font-weight="normal" fo:font-family="Merriweather" style:font-family-asian="Merriweather" style:font-family-complex="Merriweather" fo:background-color="transparent" fo:color="#666666"/>
    </style:style>
    <style:style style:name="T74" style:family="text">
      <style:text-properties fo:font-size="9.00pt" fo:font-weight="normal" fo:font-family="Merriweather" style:font-family-asian="Merriweather" style:font-family-complex="Merriweather" fo:background-color="transparent" fo:color="#666666"/>
    </style:style>
    <style:style style:name="T75" style:family="text">
      <style:text-properties fo:font-size="9.00pt" fo:font-weight="normal" fo:font-family="Merriweather" style:font-family-asian="Merriweather" style:font-family-complex="Merriweather" fo:background-color="transparent" fo:color="#666666"/>
    </style:style>
    <style:style style:name="T76" style:family="text">
      <style:text-properties fo:font-size="9.00pt" fo:font-weight="normal" style:text-underline-mode="continuous" style:text-underline-type="single" style:text-underline-style="solid" style:text-underline-width="normal" fo:font-family="Merriweather" style:font-family-asian="Merriweather" style:font-family-complex="Merriweather" fo:background-color="transparent" fo:color="#666666"/>
    </style:style>
    <style:style style:name="T77" style:family="text">
      <style:text-properties fo:font-size="9.00pt" fo:font-weight="normal" fo:font-family="Merriweather" style:font-family-asian="Merriweather" style:font-family-complex="Merriweather" fo:background-color="transparent" fo:color="#666666"/>
    </style:style>
    <style:style style:name="T78" style:family="text">
      <style:text-properties fo:font-size="12.00pt" fo:font-weight="bold" fo:font-family="'Open Sans'" style:font-family-asian="'Open Sans'" style:font-family-complex="'Open Sans'" fo:background-color="transparent" fo:color="#2079c7"/>
    </style:style>
    <style:style style:name="T79" style:family="text">
      <style:text-properties fo:font-size="9.00pt" fo:font-weight="bold" fo:font-family="'Open Sans'" style:font-family-asian="'Open Sans'" style:font-family-complex="'Open Sans'" fo:background-color="transparent" fo:color="#2079c7"/>
    </style:style>
    <style:style style:name="T80" style:family="text">
      <style:text-properties fo:font-size="11.00pt" fo:font-weight="bold" fo:font-family="Merriweather" style:font-family-asian="Merriweather" style:font-family-complex="Merriweather" fo:background-color="transparent" fo:color="#000000"/>
    </style:style>
    <style:style style:name="T81" style:family="text">
      <style:text-properties fo:font-size="11.00pt" fo:font-weight="normal" fo:font-family="Merriweather" style:font-family-asian="Merriweather" style:font-family-complex="Merriweather" fo:background-color="transparent" fo:color="#000000"/>
    </style:style>
    <style:style style:name="T82" style:family="text">
      <style:text-properties fo:font-size="11.00pt" fo:font-weight="normal" fo:font-family="Merriweather" style:font-family-asian="Merriweather" style:font-family-complex="Merriweather" fo:background-color="transparent" fo:color="#000000"/>
    </style:style>
    <style:style style:name="T83" style:family="text">
      <style:text-properties fo:font-size="11.00pt" fo:font-weight="normal" fo:font-family="Merriweather" style:font-family-asian="Merriweather" style:font-family-complex="Merriweather" fo:background-color="transparent" fo:color="#000000"/>
    </style:style>
    <style:style style:name="T84" style:family="text">
      <style:text-properties fo:font-size="11.00pt" fo:font-weight="normal" fo:font-family="Merriweather" style:font-family-asian="Merriweather" style:font-family-complex="Merriweather" fo:background-color="transparent" fo:color="#000000" fo:font-style="italic"/>
    </style:style>
    <style:style style:name="T85" style:family="text">
      <style:text-properties fo:font-size="8.00pt" fo:font-weight="normal" fo:font-family="'Open Sans'" style:font-family-asian="'Open Sans'" style:font-family-complex="'Open Sans'" fo:background-color="transparent" fo:color="#666666"/>
    </style:style>
    <style:style style:name="T86" style:family="text">
      <style:text-properties fo:font-size="11.00pt" fo:font-weight="bold" fo:font-family="Merriweather" style:font-family-asian="Merriweather" style:font-family-complex="Merriweather" fo:background-color="transparent" fo:color="#000000"/>
    </style:style>
    <style:style style:name="T87" style:family="text">
      <style:text-properties fo:font-size="11.00pt" fo:font-weight="normal" fo:font-family="Merriweather" style:font-family-asian="Merriweather" style:font-family-complex="Merriweather" fo:background-color="transparent" fo:color="#000000"/>
    </style:style>
    <style:style style:name="T88" style:family="text">
      <style:text-properties fo:font-size="11.00pt" fo:font-weight="normal" fo:font-family="Merriweather" style:font-family-asian="Merriweather" style:font-family-complex="Merriweather" fo:background-color="transparent" fo:color="#000000"/>
    </style:style>
    <style:style style:name="T89" style:family="text">
      <style:text-properties fo:font-size="11.00pt" fo:font-weight="normal" fo:font-family="Merriweather" style:font-family-asian="Merriweather" style:font-family-complex="Merriweather" fo:background-color="transparent" fo:color="#000000"/>
    </style:style>
    <style:style style:name="T90" style:family="text">
      <style:text-properties fo:font-size="11.00pt" fo:font-weight="normal" fo:font-family="Merriweather" style:font-family-asian="Merriweather" style:font-family-complex="Merriweather" fo:background-color="transparent" fo:color="#000000" fo:font-style="italic"/>
    </style:style>
    <style:style style:name="T91" style:family="text">
      <style:text-properties fo:font-size="8.00pt" fo:font-weight="normal" fo:font-family="'Open Sans'" style:font-family-asian="'Open Sans'" style:font-family-complex="'Open Sans'" fo:background-color="transparent" fo:color="#666666"/>
    </style:style>
    <style:style style:name="T92" style:family="text">
      <style:text-properties fo:font-size="9.00pt" fo:font-weight="normal" fo:font-family="Merriweather" style:font-family-asian="Merriweather" style:font-family-complex="Merriweather" fo:background-color="transparent" fo:color="#666666"/>
    </style:style>
    <style:style style:name="T93" style:family="text">
      <style:text-properties fo:font-size="9.00pt" fo:font-weight="bold" fo:font-family="Merriweather" style:font-family-asian="Merriweather" style:font-family-complex="Merriweather" fo:background-color="transparent" fo:color="#666666"/>
    </style:style>
    <style:style style:name="T94" style:family="text">
      <style:text-properties fo:font-size="9.00pt" fo:font-weight="normal" fo:font-family="Merriweather" style:font-family-asian="Merriweather" style:font-family-complex="Merriweather" fo:background-color="transparent" fo:color="#666666"/>
    </style:style>
    <style:style style:name="T95" style:family="text">
      <style:text-properties fo:font-size="9.00pt" fo:font-weight="bold" fo:font-family="Merriweather" style:font-family-asian="Merriweather" style:font-family-complex="Merriweather" fo:background-color="transparent" fo:color="#666666" fo:font-style="italic"/>
    </style:style>
    <style:style style:name="T96" style:family="text">
      <style:text-properties fo:font-size="11.00pt" fo:font-weight="bold" fo:font-family="Merriweather" style:font-family-asian="Merriweather" style:font-family-complex="Merriweather" fo:background-color="transparent" fo:color="#000000"/>
    </style:style>
    <style:style style:name="T97" style:family="text">
      <style:text-properties fo:font-size="11.00pt" fo:font-weight="normal" fo:font-family="Merriweather" style:font-family-asian="Merriweather" style:font-family-complex="Merriweather" fo:background-color="transparent" fo:color="#000000"/>
    </style:style>
    <style:style style:name="T98" style:family="text">
      <style:text-properties fo:font-size="11.00pt" fo:font-weight="normal" fo:font-family="Merriweather" style:font-family-asian="Merriweather" style:font-family-complex="Merriweather" fo:background-color="transparent" fo:color="#000000"/>
    </style:style>
    <style:style style:name="T99" style:family="text">
      <style:text-properties fo:font-size="11.00pt" fo:font-weight="normal" fo:font-family="Merriweather" style:font-family-asian="Merriweather" style:font-family-complex="Merriweather" fo:background-color="transparent" fo:color="#000000"/>
    </style:style>
    <style:style style:name="T100" style:family="text">
      <style:text-properties fo:font-size="11.00pt" fo:font-weight="normal" fo:font-family="Merriweather" style:font-family-asian="Merriweather" style:font-family-complex="Merriweather" fo:background-color="transparent" fo:color="#000000" fo:font-style="italic"/>
    </style:style>
    <style:style style:name="T101" style:family="text">
      <style:text-properties fo:font-size="8.00pt" fo:font-weight="normal" fo:font-family="'Open Sans'" style:font-family-asian="'Open Sans'" style:font-family-complex="'Open Sans'" fo:background-color="transparent" fo:color="#666666"/>
    </style:style>
    <style:style style:name="T102" style:family="text">
      <style:text-properties fo:font-size="9.00pt" fo:font-weight="normal" fo:font-family="Merriweather" style:font-family-asian="Merriweather" style:font-family-complex="Merriweather" fo:background-color="transparent" fo:color="#666666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bold" fo:font-family="'Open Sans'" style:font-family-asian="'Open Sans'" style:font-family-complex="'Open Sans'" fo:background-color="transparent" fo:color="#2079c7"/>
    </style:style>
    <style:style style:name="T105" style:family="text">
      <style:text-properties fo:font-size="9.00pt" fo:font-weight="bold" fo:font-family="'Open Sans'" style:font-family-asian="'Open Sans'" style:font-family-complex="'Open Sans'" fo:background-color="transparent" fo:color="#2079c7"/>
    </style:style>
    <style:style style:name="T106" style:family="text">
      <style:text-properties fo:font-size="9.00pt" fo:font-weight="normal" fo:font-family="Merriweather" style:font-family-asian="Merriweather" style:font-family-complex="Merriweather" fo:background-color="transparent" fo:color="#666666"/>
    </style:style>
    <style:style style:name="T107" style:family="text">
      <style:text-properties fo:font-size="9.00pt" style:text-position="super" fo:font-weight="normal" fo:font-family="Merriweather" style:font-family-asian="Merriweather" style:font-family-complex="Merriweather" fo:background-color="transparent" fo:color="#666666"/>
    </style:style>
    <style:style style:name="T108" style:family="text">
      <style:text-properties fo:font-size="9.00pt" fo:font-weight="normal" fo:font-family="Merriweather" style:font-family-asian="Merriweather" style:font-family-complex="Merriweather" fo:background-color="transparent" fo:color="#666666"/>
    </style:style>
    <style:style style:name="T109" style:family="text">
      <style:text-properties fo:font-size="12.00pt" fo:font-weight="bold" fo:font-family="'Open Sans'" style:font-family-asian="'Open Sans'" style:font-family-complex="'Open Sans'" fo:background-color="transparent" fo:color="#2079c7"/>
    </style:style>
    <style:style style:name="T110" style:family="text">
      <style:text-properties fo:font-size="9.00pt" fo:font-weight="bold" fo:font-family="'Open Sans'" style:font-family-asian="'Open Sans'" style:font-family-complex="'Open Sans'" fo:background-color="transparent" fo:color="#2079c7"/>
    </style:style>
    <style:style style:name="T111" style:family="text">
      <style:text-properties fo:font-size="9.00pt" fo:font-weight="normal" fo:font-family="Merriweather" style:font-family-asian="Merriweather" style:font-family-complex="Merriweather" fo:background-color="transparent" fo:color="#666666"/>
    </style:style>
    <style:style style:name="T112" style:family="text">
      <style:text-properties fo:font-size="12.00pt" fo:font-weight="bold" fo:font-family="'Open Sans'" style:font-family-asian="'Open Sans'" style:font-family-complex="'Open Sans'" fo:background-color="transparent" fo:color="#2079c7"/>
    </style:style>
    <style:style style:name="T113" style:family="text">
      <style:text-properties fo:font-size="9.00pt" fo:font-weight="bold" fo:font-family="'Open Sans'" style:font-family-asian="'Open Sans'" style:font-family-complex="'Open Sans'" fo:background-color="transparent" fo:color="#2079c7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0.00pt" fo:font-weight="bold" fo:font-family="Merriweather" style:font-family-asian="Merriweather" style:font-family-complex="Merriweather" fo:background-color="transparent" fo:color="#666666"/>
    </style:style>
    <style:style style:name="T116" style:family="text">
      <style:text-properties fo:font-size="8.00pt" fo:font-weight="normal" fo:font-family="Merriweather" style:font-family-asian="Merriweather" style:font-family-complex="Merriweather" fo:background-color="transparent" fo:color="#666666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0.00pt" fo:font-weight="bold" fo:font-family="Merriweather" style:font-family-asian="Merriweather" style:font-family-complex="Merriweather" fo:background-color="transparent" fo:color="#666666"/>
    </style:style>
    <style:style style:name="T119" style:family="text">
      <style:text-properties fo:font-size="8.00pt" fo:font-weight="normal" fo:font-family="Merriweather" style:font-family-asian="Merriweather" style:font-family-complex="Merriweather" fo:background-color="transparent" fo:color="#666666"/>
    </style:style>
    <style:style style:name="T120" style:family="text">
      <style:text-properties fo:font-size="9.00pt" fo:font-weight="normal" fo:font-family="Merriweather" style:font-family-asian="Merriweather" style:font-family-complex="Merriweather" fo:background-color="transparent" fo:color="#666666"/>
    </style:style>
    <style:style style:name="T121" style:family="text">
      <style:text-properties fo:font-size="10.00pt" fo:font-weight="bold" fo:font-family="Merriweather" style:font-family-asian="Merriweather" style:font-family-complex="Merriweather" fo:background-color="transparent" fo:color="#666666"/>
    </style:style>
    <style:style style:name="T122" style:family="text">
      <style:text-properties fo:font-size="8.00pt" fo:font-weight="normal" fo:font-family="Merriweather" style:font-family-asian="Merriweather" style:font-family-complex="Merriweather" fo:background-color="transparent" fo:color="#666666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right="15.00pt" fo:margin-top="6.00pt"/>
    </style:style>
    <style:style style:name="P2" style:family="paragraph">
      <style:paragraph-properties fo:line-height="100.00%" fo:text-align="left" fo:margin-left="7.20pt" fo:text-indent="-7.20pt">
        <style:tab-stops>
          <style:tab-stop style:position="351.30pt"/>
          <style:tab-stop style:position="3282.45pt" style:type="center"/>
        </style:tab-stops>
      </style:paragraph-properties>
    </style:style>
    <style:style style:name="P3" style:family="paragraph">
      <style:paragraph-properties fo:line-height="100.00%" fo:text-align="left" fo:margin-bottom="6.00pt"/>
    </style:style>
    <style:style style:name="P4" style:family="paragraph">
      <style:paragraph-properties fo:line-height="130.00%" fo:text-align="left" fo:margin-right="15.00pt" fo:margin-top="6.00pt"/>
    </style:style>
    <style:style style:name="P5" style:family="paragraph">
      <style:paragraph-properties fo:line-height="115.00%" fo:text-align="left" fo:margin-right="15.00pt"/>
    </style:style>
    <style:style style:name="P6" style:family="paragraph">
      <style:paragraph-properties fo:line-height="100.00%" fo:text-align="left" fo:margin-left="7.20pt" fo:text-indent="-7.20pt">
        <style:tab-stops>
          <style:tab-stop style:position="351.30pt"/>
          <style:tab-stop style:position="3282.45pt" style:type="center"/>
        </style:tab-stops>
      </style:paragraph-properties>
    </style:style>
    <style:style style:name="P7" style:family="paragraph">
      <style:paragraph-properties fo:line-height="100.00%" fo:text-align="left" fo:margin-left="7.20pt" fo:text-indent="-7.20pt">
        <style:tab-stops>
          <style:tab-stop style:position="351.30pt"/>
          <style:tab-stop style:position="3282.45pt" style:type="center"/>
        </style:tab-stops>
      </style:paragraph-properties>
    </style:style>
    <style:style style:name="P8" style:family="paragraph">
      <style:paragraph-properties fo:line-height="100.00%" fo:text-align="left" fo:margin-top="30.00pt"/>
    </style:style>
    <style:style style:name="P9" style:family="paragraph">
      <style:paragraph-properties fo:line-height="100.00%" fo:text-align="left" fo:margin-top="16.00pt"/>
    </style:style>
    <style:style style:name="P10" style:family="paragraph">
      <style:paragraph-properties fo:line-height="100.00%" fo:text-align="left" fo:margin-top="5.00pt" fo:margin-bottom="5.00pt"/>
    </style:style>
    <style:style style:name="P11" style:family="paragraph">
      <style:paragraph-properties fo:line-height="130.00%" fo:text-align="left" fo:margin-right="15.00pt" fo:margin-top="6.00pt"/>
    </style:style>
    <style:style style:name="P12" style:family="paragraph">
      <style:paragraph-properties fo:line-height="100.00%" fo:text-align="left" fo:margin-top="16.00pt"/>
    </style:style>
    <style:style style:name="P13" style:family="paragraph">
      <style:paragraph-properties fo:line-height="100.00%" fo:text-align="left" fo:margin-top="5.00pt" fo:margin-bottom="5.00pt"/>
    </style:style>
    <style:style style:name="P14" style:family="paragraph">
      <style:paragraph-properties fo:line-height="130.00%" fo:text-align="left" fo:margin-right="15.00pt" fo:margin-top="6.00pt"/>
    </style:style>
    <style:style style:name="P15" style:family="paragraph">
      <style:paragraph-properties fo:line-height="100.00%" fo:text-align="left" fo:margin-top="16.00pt"/>
    </style:style>
    <style:style style:name="P16" style:family="paragraph">
      <style:paragraph-properties fo:line-height="100.00%" fo:text-align="left" fo:margin-top="5.00pt" fo:margin-bottom="5.00pt"/>
    </style:style>
    <style:style style:name="P17" style:family="paragraph">
      <style:paragraph-properties fo:line-height="130.00%" fo:text-align="left" fo:margin-right="15.00pt" fo:margin-top="6.00pt"/>
    </style:style>
    <style:style style:name="P18" style:family="paragraph">
      <style:paragraph-properties fo:line-height="100.00%" fo:text-align="left" fo:margin-top="16.00pt"/>
    </style:style>
    <style:style style:name="P19" style:family="paragraph">
      <style:paragraph-properties fo:line-height="100.00%" fo:text-align="left" fo:margin-top="5.00pt" fo:margin-bottom="5.00pt"/>
    </style:style>
    <style:style style:name="P20" style:family="paragraph">
      <style:paragraph-properties fo:line-height="130.00%" fo:text-align="left" fo:margin-right="15.00pt" fo:margin-top="6.00pt"/>
    </style:style>
    <style:style style:name="P21" style:family="paragraph">
      <style:paragraph-properties fo:line-height="100.00%" fo:text-align="left" fo:margin-top="16.00pt"/>
    </style:style>
    <style:style style:name="P22" style:family="paragraph">
      <style:paragraph-properties fo:line-height="100.00%" fo:text-align="left" fo:margin-top="5.00pt" fo:margin-bottom="5.00pt"/>
    </style:style>
    <style:style style:name="P23" style:family="paragraph">
      <style:paragraph-properties fo:line-height="130.00%" fo:text-align="left" fo:margin-right="15.00pt" fo:margin-top="6.00pt"/>
    </style:style>
    <style:style style:name="P24" style:family="paragraph">
      <style:paragraph-properties fo:line-height="100.00%" fo:text-align="left" fo:margin-top="16.00pt"/>
    </style:style>
    <style:style style:name="P25" style:family="paragraph">
      <style:paragraph-properties fo:line-height="100.00%" fo:text-align="left" fo:margin-top="5.00pt" fo:margin-bottom="5.00pt"/>
    </style:style>
    <style:style style:name="P26" style:family="paragraph">
      <style:paragraph-properties fo:line-height="130.00%" fo:text-align="left" fo:margin-right="15.00pt" fo:margin-top="6.00pt"/>
    </style:style>
    <style:style style:name="P27" style:family="paragraph">
      <style:paragraph-properties fo:line-height="100.00%" fo:text-align="left" fo:margin-top="16.00pt"/>
    </style:style>
    <style:style style:name="P28" style:family="paragraph">
      <style:paragraph-properties fo:line-height="100.00%" fo:text-align="left" fo:margin-top="5.00pt" fo:margin-bottom="5.00pt"/>
    </style:style>
    <style:style style:name="P29" style:family="paragraph">
      <style:paragraph-properties fo:line-height="130.00%" fo:text-align="left" fo:margin-right="15.00pt" fo:margin-top="6.00pt"/>
    </style:style>
    <style:style style:name="P30" style:family="paragraph">
      <style:paragraph-properties fo:line-height="100.00%" fo:text-align="left" fo:margin-top="30.00pt"/>
    </style:style>
    <style:style style:name="P31" style:family="paragraph">
      <style:paragraph-properties fo:line-height="100.00%" fo:text-align="left" fo:margin-top="16.00pt"/>
    </style:style>
    <style:style style:name="P32" style:family="paragraph">
      <style:paragraph-properties fo:line-height="100.00%" fo:text-align="left" fo:margin-top="5.00pt" fo:margin-bottom="5.00pt"/>
    </style:style>
    <style:style style:name="P33" style:family="paragraph">
      <style:paragraph-properties fo:line-height="100.00%" fo:text-align="left" fo:margin-top="16.00pt"/>
    </style:style>
    <style:style style:name="P34" style:family="paragraph">
      <style:paragraph-properties fo:line-height="100.00%" fo:text-align="left" fo:margin-top="5.00pt" fo:margin-bottom="5.00pt"/>
    </style:style>
    <style:style style:name="P35" style:family="paragraph">
      <style:paragraph-properties fo:line-height="130.00%" fo:text-align="left" fo:margin-right="15.00pt" fo:margin-top="6.00pt"/>
    </style:style>
    <style:style style:name="P36" style:family="paragraph">
      <style:paragraph-properties fo:line-height="100.00%" fo:text-align="left" fo:margin-top="16.00pt"/>
    </style:style>
    <style:style style:name="P37" style:family="paragraph">
      <style:paragraph-properties fo:line-height="100.00%" fo:text-align="left" fo:margin-top="5.00pt" fo:margin-bottom="5.00pt"/>
    </style:style>
    <style:style style:name="P38" style:family="paragraph">
      <style:paragraph-properties fo:line-height="100.00%" fo:text-align="left" fo:margin-top="30.00pt"/>
    </style:style>
    <style:style style:name="P39" style:family="paragraph">
      <style:paragraph-properties fo:line-height="130.00%" fo:text-align="left" fo:margin-top="6.00pt"/>
    </style:style>
    <style:style style:name="P40" style:family="paragraph">
      <style:paragraph-properties fo:line-height="100.00%" fo:text-align="left" fo:margin-top="30.00pt"/>
    </style:style>
    <style:style style:name="P41" style:family="paragraph">
      <style:paragraph-properties fo:line-height="130.00%" fo:text-align="left" fo:margin-right="15.00pt" fo:margin-top="16.00pt"/>
    </style:style>
    <style:style style:name="P42" style:family="paragraph">
      <style:paragraph-properties fo:line-height="100.00%" fo:text-align="left" fo:margin-top="30.00pt"/>
    </style:style>
    <style:style style:name="P43" style:family="paragraph">
      <style:paragraph-properties fo:line-height="100.00%" fo:text-align="left" fo:margin-right="15.00pt"/>
    </style:style>
    <style:style style:name="P44" style:family="paragraph">
      <style:paragraph-properties fo:line-height="100.00%" fo:text-align="left" fo:margin-left="7.20pt" fo:text-indent="-7.20pt">
        <style:tab-stops>
          <style:tab-stop style:position="351.30pt"/>
          <style:tab-stop style:position="3282.45pt" style:type="center"/>
        </style:tab-stops>
      </style:paragraph-properties>
    </style:style>
    <style:style style:name="P45" style:family="paragraph">
      <style:paragraph-properties fo:line-height="100.00%" fo:text-align="left" fo:margin-top="30.00pt"/>
    </style:style>
    <style:style style:name="P46" style:family="paragraph">
      <style:paragraph-properties fo:line-height="100.00%" fo:text-align="left" fo:margin-left="7.20pt" fo:text-indent="-7.20pt">
        <style:tab-stops>
          <style:tab-stop style:position="351.30pt"/>
          <style:tab-stop style:position="3282.45pt" style:type="center"/>
        </style:tab-stops>
      </style:paragraph-properties>
    </style:style>
    <style:style style:name="P47" style:family="paragraph">
      <style:paragraph-properties fo:line-height="130.00%" fo:text-align="left" fo:margin-right="15.00pt" fo:margin-top="6.00pt"/>
    </style:style>
    <style:style style:name="TableColumn0100" style:family="table-column">
      <style:table-column-properties style:column-width="4.979167in"/>
    </style:style>
    <style:style style:name="TableColumn0101" style:family="table-column">
      <style:table-column-properties style:column-width="2.291667in"/>
    </style:style>
    <style:style style:name="Table01" style:family="table">
      <style:table-properties style:width="7.270833in" fo:margin-left="0.000000in" style:writing-mode="lr" table:align="left" style:may-break-between-rows="true"/>
    </style:style>
    <style:style style:name="TableRow0100" style:family="table-row">
      <style:table-row-properties style:min-row-height="0.656250in"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100000in" fo:padding-right="0.100000in" fo:vertical-align="top" fo:background-color="#ffffff"/>
    </style:style>
    <style:style style:name="TableCell010001" style:family="table-cell">
      <style:table-cell-properties fo:border-top="0.000694in solid #000000" fo:border-left="0.000694in solid #000000" fo:border-right="0.000694in solid #000000" fo:border-bottom="0.000694in solid #000000" fo:padding-left="0.100000in" fo:padding-right="0.100000in" fo:vertical-align="top" fo:background-color="#ffffff"/>
    </style:style>
    <style:style style:name="TableRow0101" style:family="table-row">
      <style:table-row-properties style:min-row-height="8.166667in"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100000in" fo:padding-right="0.100000in" fo:vertical-align="top" fo:background-color="#ffffff"/>
    </style:style>
    <style:style style:name="TableCell010101" style:family="table-cell">
      <style:table-cell-properties fo:border-top="0.000694in solid #000000" fo:border-left="0.000694in solid #000000" fo:border-right="0.000694in solid #000000" fo:border-bottom="0.000694in solid #000000" fo:padding-left="0.100000in" fo:padding-right="0.100000in" fo:vertical-align="top" fo:background-color="#ffffff"/>
    </style:style>
    <style:style style:name="TableRow0102" style:family="table-row">
      <style:table-row-properties style:min-row-height="8.166667in"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padding-left="0.100000in" fo:padding-right="0.100000in" fo:vertical-align="top" fo:background-color="#ffffff"/>
    </style:style>
    <style:style style:name="TableCell010201" style:family="table-cell">
      <style:table-cell-properties fo:border-top="0.000694in solid #000000" fo:border-left="0.000694in solid #000000" fo:border-right="0.000694in solid #000000" fo:border-bottom="0.000694in solid #000000" fo:padding-left="0.100000in" fo:padding-right="0.100000in" fo:vertical-align="top" fo:background-color="#ffffff"/>
    </style:style>
  </office:automatic-styles>
  <office:body>
    <office:text>
      <text:p text:style-name="P1"><text:span text:style-name="T1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3"><text:span text:style-name="T2">Nraug MuajTsim Keith Lucki Yang</text:span></text:p>
            <text:p text:style-name="P4"><text:span text:style-name="T3">Prefers to go by<text:s/></text:span><text:span text:style-name="T4">Keith Yang</text:span><text:span text:style-name="T5"><text:s/></text:span><text:span text:style-name="T6"/></text:p>
          </table:table-cell>
          <table:table-cell table:style-name="TableCell010001">
            <text:p text:style-name="P5"><text:span text:style-name="T7">Contacts</text:span><text:span text:style-name="T8"/></text:p>
            <text:p text:style-name="P5"><text:span text:style-name="T9"/></text:p>
            <text:p text:style-name="P5"><text:span text:style-name="T10">Home/Work Cell: </text:span></text:p>
            <text:p text:style-name="P5"><text:span text:style-name="T11">(651) 253-1519</text:span></text:p>
            <text:p text:style-name="P5"><text:span text:style-name="T11"/></text:p>
            <text:p text:style-name="P5"><text:span text:style-name="T12">Email:</text:span><text:span text:style-name="T13"/></text:p>
            <text:p text:style-name="P5"><text:span text:style-name="T13">keithluckiyang@gmail.com</text:span><text:span text:style-name="T14"/></text:p>
          </table:table-cell>
        </table:table-row>
        <table:table-row table:style-name="TableRow0101">
          <table:table-cell table:style-name="TableCell010100">
            <text:p text:style-name="P8"><text:span text:style-name="T15">EXPERIENCE</text:span><text:span text:style-name="T16"/></text:p>
            <text:p text:style-name="P9"><text:span text:style-name="T17">Stargate Nightclub,<text:s/></text:span><text:span text:style-name="T18">Maplewood, MN<text:s/></text:span><text:span text:style-name="T19">—</text:span><text:span text:style-name="T20">Cashier, Barback</text:span></text:p>
            <text:p text:style-name="P10"><text:span text:style-name="T21">August 2012 - December 2015</text:span></text:p>
            <text:p text:style-name="P11"><text:span text:style-name="T22">Cashier: Managed the front desk and the amount of guest coming in and out of the club.</text:span></text:p>
            <text:p text:style-name="P11"><text:span text:style-name="T22">Barback: Provided customer service in the form of food and drinks. Assisted the bars and bartenders.</text:span></text:p>
            <text:p text:style-name="P12"><text:span text:style-name="T23">Hollister Co.,<text:s/></text:span><text:span text:style-name="T24">Maplewood, MN<text:s/></text:span><text:span text:style-name="T25">—</text:span><text:span text:style-name="T26"><text:s/>Impact</text:span></text:p>
            <text:p text:style-name="P13"><text:span text:style-name="T27">December 2013 - June 2014</text:span></text:p>
            <text:p text:style-name="P14"><text:span text:style-name="T28">Impact: Remain in the back of the store in order to complete stock checks, fold and take clothes to the sales floor.</text:span></text:p>
            <text:p text:style-name="P15"><text:span text:style-name="T29">HCLP (Hmong Culture Learning Program),<text:s/></text:span><text:span text:style-name="T30">Concordia University, Saint Paul, MN</text:span><text:span text:style-name="T31">—</text:span><text:span text:style-name="T32">Clan Leader</text:span></text:p>
            <text:p text:style-name="P16"><text:span text:style-name="T33">Summers of 2013<text:s/></text:span><text:span text:style-name="T34">–<text:s/></text:span><text:span text:style-name="T35">2019</text:span><text:span text:style-name="T36"/></text:p>
            <text:p text:style-name="P17"><text:span text:style-name="T37">Clan Leader: Promote the growth of Hmong Culture to kids as well as being a great, positive role model.</text:span></text:p>
            <text:p text:style-name="P18"><text:span text:style-name="T38">Good Time Liquor,<text:s/></text:span><text:span text:style-name="T39">New Brighton, MN</text:span><text:span text:style-name="T40"><text:s/></text:span><text:span text:style-name="T41">—</text:span><text:span text:style-name="T42"><text:s/>Cashier</text:span></text:p>
            <text:p text:style-name="P19"><text:span text:style-name="T43">June 2014<text:s/></text:span><text:span text:style-name="T44">– June 2018</text:span></text:p>
            <text:p text:style-name="P20"><text:span text:style-name="T45">Cashier: Help guest at checkout. Stocked the sales floor and coolers with merchandise. </text:span></text:p>
            <text:p text:style-name="P21"><text:span text:style-name="T46">Target,<text:s/></text:span><text:span text:style-name="T47">Oakdale, MN</text:span><text:span text:style-name="T48"><text:s/></text:span><text:span text:style-name="T49">—</text:span><text:span text:style-name="T50"><text:s/>Sale Floor Team Member, Consumables</text:span></text:p>
            <text:p text:style-name="P22"><text:span text:style-name="T51">October 2018<text:s/></text:span><text:span text:style-name="T52">–</text:span><text:span text:style-name="T53"><text:s/>May 2019</text:span></text:p>
            <text:p text:style-name="P23"><text:span text:style-name="T54">Team Member: Maintain a clean and efficient sales floor while providing guest with amazing customer service. Also, stocked the sales floor’s Dry and Market groceries, as well as keeping the backroom well organized.</text:span></text:p>
            <text:p text:style-name="P24"><text:span text:style-name="T55">Chipotle,<text:s/></text:span><text:span text:style-name="T56">Maplewood, MN</text:span><text:span text:style-name="T57"><text:s/></text:span><text:span text:style-name="T58">—</text:span><text:span text:style-name="T59"><text:s/>Crew Member</text:span></text:p>
            <text:p text:style-name="P25"><text:span text:style-name="T60"><text:s/>Auguest 2019<text:s/></text:span><text:span text:style-name="T61">–</text:span><text:span text:style-name="T62"><text:s/>January 2020</text:span></text:p>
            <text:p text:style-name="P26"><text:span text:style-name="T63">Crew Member: Prepare meal, package food items, take and ring customer orders.<text:s/></text:span><text:span text:style-name="T64"/></text:p>
            <text:p text:style-name="P27"><text:span text:style-name="T65">Boston Scientific,<text:s/></text:span><text:span text:style-name="T66">Shoreview, MN</text:span><text:span text:style-name="T67"><text:s/></text:span><text:span text:style-name="T68">—</text:span><text:span text:style-name="T69"><text:s/>Medical Assembly</text:span></text:p>
            <text:p text:style-name="P28"><text:span text:style-name="T70">January 2020<text:s/></text:span><text:span text:style-name="T71">–</text:span><text:span text:style-name="T72"><text:s/>March 2020</text:span></text:p>
            <text:p text:style-name="P29"><text:span text:style-name="T73">Primary: Build quality product by following processes to meet all production goals.</text:span></text:p>
            <text:p text:style-name="P29"><text:span text:style-name="T73">Responsiblities are as followed on URL link:</text:span></text:p>
            <text:p text:style-name="P29"><text:span text:style-name="T74">*Up-To-Date as of 01/07/2022*</text:span><text:span text:style-name="T75"/></text:p>
            <text:p text:style-name="P29"><text:a xlink:href="https://jobs.bostonscientific.com/job/Arden-Hills-Medical-Assembler-II-Job-MN-55112/801029900/"><text:span text:style-name="T76">https://jobs.bostonscientific.com/job/Arden-Hills-Medical-Assembler-II-Job-MN-55112/801029900/</text:span></text:a><text:span text:style-name="T77"><text:s/></text:span></text:p>
            <text:p text:style-name="P30"><text:span text:style-name="T78">EDUCATION</text:span><text:span text:style-name="T79"/></text:p>
            <text:p text:style-name="P31"><text:span text:style-name="T80">Mahtomedi High School,<text:s/></text:span><text:span text:style-name="T81">Mahtomedi, MN<text:s/></text:span><text:span text:style-name="T82">—</text:span><text:span text:style-name="T83"><text:s/></text:span><text:span text:style-name="T84">Diploma</text:span></text:p>
            <text:p text:style-name="P32"><text:span text:style-name="T85">September 2011 - June 2014</text:span></text:p>
            <text:p text:style-name="P33"><text:span text:style-name="T86">Century College,<text:s/></text:span><text:span text:style-name="T87">White Bear Lake, MN<text:s/></text:span><text:span text:style-name="T88">—</text:span><text:span text:style-name="T89"><text:s/></text:span><text:span text:style-name="T90">Present</text:span></text:p>
            <text:p text:style-name="P34"><text:span text:style-name="T91">August 2014 - present.</text:span></text:p>
            <text:p text:style-name="P35"><text:span text:style-name="T92">Northeast Metro 916:<text:s/></text:span><text:span text:style-name="T93">EMT </text:span></text:p>
            <text:p text:style-name="P35"><text:span text:style-name="T94">Current Major:<text:s/></text:span><text:span text:style-name="T95">Radiology Technician</text:span></text:p>
            <text:p text:style-name="P36"><text:span text:style-name="T96">University of Minnesota Coding Bootcamp,</text:span><text:span text:style-name="T97"><text:s/>MN<text:s/></text:span><text:span text:style-name="T98">—</text:span><text:span text:style-name="T99"><text:s/></text:span><text:span text:style-name="T100">Certification</text:span></text:p>
            <text:p text:style-name="P37"><text:span text:style-name="T101">December 2021 - March 2022</text:span></text:p>
            <text:p text:style-name="P37"><text:span text:style-name="T102">Full Stack Web Developement Certication</text:span></text:p>
            <text:p text:style-name="P37"><text:span text:style-name="T102">-Computer Science applied to JavaScript</text:span></text:p>
            <text:p text:style-name="P37"><text:span text:style-name="T102">-API Design</text:span></text:p>
            <text:p text:style-name="P37"><text:span text:style-name="T102">-Browser Based Technologies</text:span></text:p>
            <text:p text:style-name="P37"><text:span text:style-name="T102">-Deployment and Delivery</text:span></text:p>
            <text:p text:style-name="P37"><text:span text:style-name="T102">-Databases</text:span></text:p>
            <text:p text:style-name="P37"><text:span text:style-name="T102">-Server Side Development</text:span><text:span text:style-name="T103"/></text:p>
          </table:table-cell>
          <table:table-cell table:style-name="TableCell010101">
            <text:p text:style-name="P38"><text:span text:style-name="T104">SKILLS/ACCOLADES<text:s/></text:span><text:span text:style-name="T105"/></text:p>
            <text:p text:style-name="P39"><text:span text:style-name="T106">Formerly CPR and First Aid Certified </text:span></text:p>
            <text:p text:style-name="P39"><text:span text:style-name="T106">Formerly EMR Certified </text:span></text:p>
            <text:p text:style-name="P39"><text:span text:style-name="T106">HOSA MN State 1</text:span><text:span text:style-name="T107">st</text:span><text:span text:style-name="T108"><text:s/>Place Nutrition Test</text:span></text:p>
            <text:p text:style-name="P40"><text:span text:style-name="T109">LANGUAGES</text:span><text:span text:style-name="T110"/></text:p>
            <text:p text:style-name="P41"><text:span text:style-name="T111">Hmong</text:span></text:p>
            <text:p text:style-name="P41"><text:span text:style-name="T111">English</text:span></text:p>
            <text:p text:style-name="P42"><text:span text:style-name="T112">REFERENCES</text:span><text:span text:style-name="T113"/></text:p>
            <text:p text:style-name="P43"><text:span text:style-name="T114"/></text:p>
            <text:p text:style-name="P43"><text:span text:style-name="T115">Vizeng Lee</text:span></text:p>
            <text:p text:style-name="P43"><text:span text:style-name="T116">Previous Co-worker</text:span></text:p>
            <text:p text:style-name="P43"><text:span text:style-name="T116">(651)-528-0698</text:span></text:p>
            <text:p text:style-name="P43"><text:span text:style-name="T117"/></text:p>
            <text:p text:style-name="P43"><text:span text:style-name="T118">Jonathan Yang</text:span></text:p>
            <text:p text:style-name="P43"><text:span text:style-name="T119">Previous Co-worker</text:span></text:p>
            <text:p text:style-name="P43"><text:span text:style-name="T119">(651)-815-2306</text:span></text:p>
            <text:p text:style-name="P43"><text:span text:style-name="T120"><text:s/></text:span></text:p>
            <text:p text:style-name="P43"><text:span text:style-name="T121">Calvin Yang</text:span></text:p>
            <text:p text:style-name="P43"><text:span text:style-name="T122">Previous Co-worker</text:span></text:p>
            <text:p text:style-name="P43"><text:span text:style-name="T122">(651)-253-5306</text:span></text:p>
            <text:p text:style-name="P43"><text:span text:style-name="T123"/></text:p>
          </table:table-cell>
        </table:table-row>
        <table:table-row table:style-name="TableRow0102">
          <table:table-cell table:style-name="TableCell010200">
            <text:p text:style-name="P45"><text:span text:style-name="T123"/></text:p>
          </table:table-cell>
          <table:table-cell table:style-name="TableCell010201">
            <text:p text:style-name="P45"><text:span text:style-name="T123"/></text:p>
          </table:table-cell>
        </table:table-row>
      </table:table>
      <text:p text:style-name="P47"><text:span text:style-name="T12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